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  <style:text-properties fo:language="en" fo:country="US"/>
    </style:style>
    <style:style style:name="P2" style:parent-style-name="Überschrift1" style:family="paragraph">
      <style:text-properties fo:language="en" fo:country="US"/>
    </style:style>
    <style:style style:name="P3" style:parent-style-name="Listenabsatz" style:family="paragraph">
      <style:text-properties fo:language="en" fo:country="US"/>
    </style:style>
    <style:style style:name="P4" style:parent-style-name="Listenabsatz" style:family="paragraph">
      <style:text-properties fo:language="en" fo:country="US"/>
    </style:style>
    <style:style style:name="P5" style:parent-style-name="Listenabsatz" style:family="paragraph">
      <style:text-properties fo:language="en" fo:country="US"/>
    </style:style>
    <style:style style:name="P6" style:parent-style-name="Listenabsatz" style:family="paragraph">
      <style:text-properties fo:language="en" fo:country="US"/>
    </style:style>
    <style:style style:name="P7" style:parent-style-name="Listenabsatz" style:family="paragraph">
      <style:text-properties fo:language="en" fo:country="US"/>
    </style:style>
    <style:style style:name="P8" style:parent-style-name="Listenabsatz" style:family="paragraph">
      <style:text-properties fo:language="en" fo:country="US"/>
    </style:style>
    <style:style style:name="P9" style:parent-style-name="Listenabsatz" style:family="paragraph">
      <style:text-properties fo:language="en" fo:country="US"/>
    </style:style>
    <style:style style:name="P10" style:parent-style-name="Überschrift2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</office:automatic-styles>
  <office:body>
    <office:text text:use-soft-page-breaks="true">
      <text:p text:style-name="P1">Architecture of packaged documentation server</text:p>
      <text:h text:style-name="P2" text:outline-level="1"><text:bookmark-start text:name="_Toc138095790"/>Modules comprising the software<text:bookmark-end text:name="_Toc138095790"/></text:h>
      <text:list text:style-name="LFO1" text:continue-numbering="true">
        <text:list-item>
          <text:p text:style-name="P3">The main engine loading the modules for the distribution of the documentation</text:p>
        </text:list-item>
        <text:list-item>
          <text:p text:style-name="P4">At least one server module plugin</text:p>
        </text:list-item>
        <text:list-item>
          <text:p text:style-name="P5">At least one documentation package plugin</text:p>
        </text:list-item>
        <text:list-item>
          <text:p text:style-name="P6">At least one frontend loader to load the engine and a frontend plugin</text:p>
          <text:list text:continue-numbering="true">
            <text:list-item>
              <text:p text:style-name="P7">Initially a command line loader is sufficient</text:p>
            </text:list-item>
          </text:list>
        </text:list-item>
        <text:list-item>
          <text:p text:style-name="P8">At least one frontend plugin</text:p>
          <text:list text:continue-numbering="true">
            <text:list-item>
              <text:p text:style-name="P9">Initially a command line frontend is sufficient</text:p>
            </text:list-item>
          </text:list>
        </text:list-item>
      </text:list>
      <text:h text:style-name="P10" text:outline-level="2"><text:bookmark-start text:name="_Toc138095791"/>Detailed description of the individual module categories<text:bookmark-end text:name="_Toc138095791"/></text:h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style:letter-kerning="false" style:language-asian="de" style:country-asian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i Dinges</meta:initial-creator>
    <dc:creator>Kai Dinges</dc:creator>
    <meta:creation-date>2023-06-19T17:21:00Z</meta:creation-date>
    <dc:date>2023-06-19T17:37:00Z</dc:date>
    <meta:template xlink:href="Normal" xlink:type="simple"/>
    <meta:editing-cycles>4</meta:editing-cycles>
    <meta:editing-duration>PT0S</meta:editing-duration>
    <meta:document-statistic meta:page-count="1" meta:paragraph-count="1" meta:word-count="66" meta:character-count="482" meta:row-count="3" meta:non-whitespace-character-count="417"/>
  </office:meta>
</office:document-meta>
</file>